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2551" officeooo:paragraph-rsid="0052d4bd"/>
    </style:style>
    <style:style style:name="P2" style:family="paragraph" style:parent-style-name="Standard">
      <style:text-properties officeooo:rsid="00092551" officeooo:paragraph-rsid="0056c8bf"/>
    </style:style>
    <style:style style:name="P3" style:family="paragraph" style:parent-style-name="Standard">
      <style:text-properties fo:font-weight="bold" officeooo:rsid="0052d4bd" officeooo:paragraph-rsid="0052d4bd" style:font-weight-asian="bold" style:font-weight-complex="bold"/>
    </style:style>
    <style:style style:name="P4" style:family="paragraph" style:parent-style-name="Standard">
      <style:text-properties fo:font-weight="bold" officeooo:rsid="0058b73a" officeooo:paragraph-rsid="0058b73a" style:font-weight-asian="bold" style:font-weight-complex="bold"/>
    </style:style>
    <style:style style:name="P5" style:family="paragraph" style:parent-style-name="Standard">
      <style:text-properties fo:font-weight="bold" officeooo:rsid="0058df28" officeooo:paragraph-rsid="0058df28" style:font-weight-asian="bold" style:font-weight-complex="bold"/>
    </style:style>
    <style:style style:name="P6" style:family="paragraph" style:parent-style-name="Standard">
      <style:text-properties fo:font-weight="bold" officeooo:rsid="005aaf34" officeooo:paragraph-rsid="0058df28" style:font-weight-asian="bold" style:font-weight-complex="bold"/>
    </style:style>
    <style:style style:name="P7" style:family="paragraph" style:parent-style-name="Standard">
      <style:text-properties fo:font-weight="normal" officeooo:rsid="0058df28" officeooo:paragraph-rsid="0058df28" style:font-weight-asian="normal" style:font-weight-complex="normal"/>
    </style:style>
    <style:style style:name="P8" style:family="paragraph" style:parent-style-name="Standard">
      <style:text-properties fo:font-weight="normal" officeooo:rsid="005aaf34" officeooo:paragraph-rsid="005aaf34" style:font-weight-asian="normal" style:font-weight-complex="normal"/>
    </style:style>
    <style:style style:name="P9" style:family="paragraph" style:parent-style-name="Standard">
      <style:text-properties fo:font-weight="normal" officeooo:rsid="005c8c5d" officeooo:paragraph-rsid="005c8c5d" style:font-weight-asian="normal" style:font-weight-complex="normal"/>
    </style:style>
    <style:style style:name="P10" style:family="paragraph" style:parent-style-name="Standard">
      <style:text-properties officeooo:rsid="003d0761" officeooo:paragraph-rsid="003d0761"/>
    </style:style>
    <style:style style:name="P11" style:family="paragraph" style:parent-style-name="Standard">
      <style:text-properties officeooo:rsid="0052d4bd" officeooo:paragraph-rsid="0052d4bd"/>
    </style:style>
    <style:style style:name="P12" style:family="paragraph" style:parent-style-name="Standard">
      <style:text-properties officeooo:rsid="0052d4bd" officeooo:paragraph-rsid="0053c455"/>
    </style:style>
    <style:style style:name="P13" style:family="paragraph" style:parent-style-name="Standard">
      <style:text-properties officeooo:rsid="0052d4bd" officeooo:paragraph-rsid="0056c8bf"/>
    </style:style>
    <style:style style:name="P14" style:family="paragraph" style:parent-style-name="Standard">
      <style:text-properties officeooo:rsid="0052d4bd" officeooo:paragraph-rsid="0058df28"/>
    </style:style>
    <style:style style:name="P15" style:family="paragraph" style:parent-style-name="Standard">
      <style:text-properties officeooo:rsid="0053c455" officeooo:paragraph-rsid="0053c455"/>
    </style:style>
    <style:style style:name="P16" style:family="paragraph" style:parent-style-name="Standard">
      <style:text-properties officeooo:rsid="005598ee" officeooo:paragraph-rsid="005598ee"/>
    </style:style>
    <style:style style:name="P17" style:family="paragraph" style:parent-style-name="Standard">
      <style:text-properties officeooo:rsid="00567b54" officeooo:paragraph-rsid="00567b54"/>
    </style:style>
    <style:style style:name="P18" style:family="paragraph" style:parent-style-name="Standard">
      <style:text-properties officeooo:rsid="00567b54" officeooo:paragraph-rsid="005aaf34"/>
    </style:style>
    <style:style style:name="P19" style:family="paragraph" style:parent-style-name="Standard">
      <style:text-properties officeooo:rsid="0056c8bf" officeooo:paragraph-rsid="0056c8bf"/>
    </style:style>
    <style:style style:name="P20" style:family="paragraph" style:parent-style-name="Standard">
      <style:text-properties officeooo:rsid="0058df28" officeooo:paragraph-rsid="0058df28"/>
    </style:style>
    <style:style style:name="T1" style:family="text">
      <style:text-properties fo:font-weight="bold" style:font-weight-asian="bold" style:font-weight-complex="bold"/>
    </style:style>
    <style:style style:name="T2" style:family="text">
      <style:text-properties fo:font-weight="bold" officeooo:rsid="0056c8bf" style:font-weight-asian="bold" style:font-weight-complex="bold"/>
    </style:style>
    <style:style style:name="T3" style:family="text">
      <style:text-properties fo:font-weight="bold" officeooo:rsid="0052d4b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67b54" style:font-weight-asian="normal" style:font-weight-complex="normal"/>
    </style:style>
    <style:style style:name="T6" style:family="text">
      <style:text-properties fo:font-weight="normal" officeooo:rsid="0056c8bf" style:font-weight-asian="normal" style:font-weight-complex="normal"/>
    </style:style>
    <style:style style:name="T7" style:family="text">
      <style:text-properties fo:font-weight="normal" officeooo:rsid="005aaf34" style:font-weight-asian="normal" style:font-weight-complex="normal"/>
    </style:style>
    <style:style style:name="T8" style:family="text">
      <style:text-properties officeooo:rsid="0052d4bd"/>
    </style:style>
    <style:style style:name="T9" style:family="text">
      <style:text-properties officeooo:rsid="0053c455"/>
    </style:style>
    <style:style style:name="T10" style:family="text">
      <style:text-properties officeooo:rsid="005598ee"/>
    </style:style>
    <style:style style:name="T11" style:family="text">
      <style:text-properties officeooo:rsid="0056c8bf"/>
    </style:style>
    <style:style style:name="T12" style:family="text">
      <style:text-properties officeooo:rsid="0058b73a"/>
    </style:style>
    <style:style style:name="T13" style:family="text">
      <style:text-properties officeooo:rsid="0058df28"/>
    </style:style>
    <style:style style:name="T14" style:family="text">
      <style:text-properties officeooo:rsid="005aaf34"/>
    </style:style>
    <style:style style:name="T15" style:family="text">
      <style:text-properties officeooo:rsid="005c8c5d"/>
    </style:style>
    <style:style style:name="T16" style:family="text">
      <style:text-properties officeooo:rsid="005cc8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erview</text:p>
      <text:p text:style-name="P11">This section provides background on <text:span text:style-name="T10">how NBA teams make money and </text:span>the NBA salary system. This background provides context upon which the rest of this project is based. </text:p>
      <text:p text:style-name="P16"><text:span text:style-name="T1"/></text:p>
      <text:p text:style-name="P16"><text:span text:style-name="T1">Making Money –</text:span><text:span text:style-name="T2"> Player Off Court Value</text:span></text:p>
      <text:p text:style-name="P16"><text:span text:style-name="T4">NBA Teams make money through 5 methods. Basketball Related Income, Revenue Sharing, </text:span><text:span text:style-name="T5">l</text:span><text:span text:style-name="T4">ocal </text:span><text:span text:style-name="T5">broadcaster contracts</text:span><text:span text:style-name="T4">, </text:span><text:span text:style-name="T5">n</text:span><text:span text:style-name="T4">on-</text:span><text:span text:style-name="T5">b</text:span><text:span text:style-name="T4">asketball </text:span><text:span text:style-name="T5">a</text:span><text:span text:style-name="T4">rena </text:span><text:span text:style-name="T5">u</text:span><text:span text:style-name="T4">se </text:span><text:span text:style-name="T5">and t</text:span><text:span text:style-name="T4">eam </text:span><text:span text:style-name="T5">b</text:span><text:span text:style-name="T4">rand </text:span><text:span text:style-name="T5">e</text:span><text:span text:style-name="T4">ndorsements.</text:span><text:span text:style-name="T1"> </text:span><text:span text:style-name="T5">Basketball Related Income and Revenue Sharing is shared across all NBA teams and no team gains an advantage over another here based upon players on their roster. Non-basketball arena event use is also negligible impacted by the players on an NBA roster. </text:span></text:p>
      <text:p text:style-name="P16"><text:span text:style-name="T5"/></text:p>
      <text:p text:style-name="P18"><text:span text:style-name="T4">Local broadcaster contracts are contracts between one NBA team and local tv and radio broadcasters. The tv and radio stations pay to broadcast the NBA game. Team brand endorsements are marketing </text:span><text:span text:style-name="T6">contracts </text:span><text:span text:style-name="T4">between NBA teams and </text:span><text:span text:style-name="T6">companies. These contracts </text:span><text:span text:style-name="T4">allow those </text:span><text:span text:style-name="T6">companies </text:span><text:span text:style-name="T4">to advertise with </text:span><text:span text:style-name="T6">that </text:span><text:span text:style-name="T4">NBA </text:span><text:span text:style-name="T6">team and use their brand</text:span><text:span text:style-name="T4">. An NBA player may not be very good on court, but has a lot of market value because he is able to draw view</text:span><text:span text:style-name="T7">ers and attract major endorsements</text:span><text:span text:style-name="T4">. A recent example is the LA Lakers paying Kobe Bryant $</text:span><text:span text:style-name="T6">48.5</text:span><text:span text:style-name="T4">MM </text:span><text:span text:style-name="T7">from 2013-2015 (age 35-37) </text:span><text:span text:style-name="T4">because of his ability to draw </text:span><text:span text:style-name="T7">viewers and endorsements</text:span><text:span text:style-name="T4">. </text:span></text:p>
      <text:p text:style-name="P18"><text:span text:style-name="T6"/></text:p>
      <text:p text:style-name="P19"><text:span text:style-name="T4">The stretch goal of this project will be to attempt to quantify the off-court value of NBA players and their impact on local broadcaster contracts and brand endorsements.</text:span></text:p>
      <text:p text:style-name="P17"><text:span text:style-name="T4"/></text:p>
      <text:p text:style-name="P16"><text:span text:style-name="T1">NBA Salary</text:span></text:p>
      <text:p text:style-name="P12">The NBA and the NBA Players Association <text:span text:style-name="T9">have </text:span>a Collective Bargaining Agreement (CBA) in place. The CBA <text:span text:style-name="T9">defines </text:span>a maximum <text:span text:style-name="T9">salary </text:span>each NBA team <text:span text:style-name="T9">may pay its roster of players each season known as a Salary Cap e.g. the 2014-2015 season salary cap was $63MM. The Salary Cap changes each year based upon a formula of Basketball Related Income defined in the CBA. A team may go above the cap, but is heavily taxed for doing so. </text:span></text:p>
      <text:p text:style-name="P12"/>
      <text:p text:style-name="P15">The CBA also defines the minimum and maximum salary each NBA player. </text:p>
      <text:p text:style-name="P12"/>
      <text:p text:style-name="P11"><text:span text:style-name="T11">There are many exemptions and exceptions. </text:span>For more information see https://www.nba.com/media/CBA101.pdf</text:p>
      <text:p text:style-name="P11"/>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Problem - </text:span><text:span text:style-name="T1">NBA Player </text:span><text:span text:style-name="T3">Fair M</text:span><text:span text:style-name="T1">arket </text:span><text:span text:style-name="T3">V</text:span><text:span text:style-name="T1">alue </text:span><text:span text:style-name="T3">C</text:span><text:span text:style-name="T1">alculator</text:span></text:p>
      <text:p text:style-name="P13">The problem I am solving is determining the fair market value for an NBA player and helping identify the key features that drive this value. <text:span text:style-name="T11">I will do this with on court player data, but the stretch goal will be to include off-court data</text:span>. My clients are <text:span text:style-name="T10">NBA Team Owners, </text:span>General Managers, Players and <text:span text:style-name="T10">Player </text:span>Agents. </text:p>
      <text:p text:style-name="P13"/>
      <text:p text:style-name="P4">Team Owners</text:p>
      <text:p text:style-name="P19">Team Owners <text:span text:style-name="T12">are </text:span>wealthy individuals who do not <text:span text:style-name="T12">rely on their NBA team to generate wealth for them. They do not want to be pay each year for ownership and look for their team to break even. They would be interested in the off-court player feature valuation of players. In this way they can see how they can have their players perform more off-court activities to increase the value to the team.</text:span></text:p>
      <text:p text:style-name="P13"/>
      <text:p text:style-name="P11"><text:span text:style-name="T1">General Managers</text:span></text:p>
      <text:p text:style-name="P12"><text:span text:style-name="T9">The General Managers job is to stay below the Salary Cap while fielding the best possible NBA team. </text:span></text:p>
      <text:p text:style-name="P11">NBA General Managers need to know what the fair market value for an NBA player to help them evaluate their current players and potential future players. For current players General Managers want to be able to quantify how much each of them are overpaid or underpaid. </text:p>
      <text:p text:style-name="P14"/>
      <text:p text:style-name="P14">Overpaid players will have less trade value, but will be prime trade candidates in order to free </text:p>
      <text:p text:style-name="P14">up <text:span text:style-name="T13">salary cap space</text:span>. They may also be asked to accept a home-town discount for their next </text:p>
      <text:p text:style-name="P14">contract as they were significantly overpaid for their current one. </text:p>
      <text:p text:style-name="P11"/>
      <text:p text:style-name="P11">Underpaid players <text:span text:style-name="T13">will have more trade value. General Managers can demand more in order to trade them to another time. Underpaid players </text:span>seen as critical to the future of the team <text:span text:style-name="T13">will tend to be over-compensated for their next contract in order to maintain a good working relationship with the player. </text:span></text:p>
      <text:p text:style-name="P11"/>
      <text:p text:style-name="P5">Players &amp; Player Agents</text:p>
      <text:p text:style-name="P20">Players and their agents want to maximize their next contract. They want to know what on-court and off-court activities the player should focus on in order to maximize their next contract. </text:p>
      <text:p text:style-name="P1"/>
      <text:p text:style-name="P3">Data</text:p>
      <text:p text:style-name="P11">The data to be used will include <text:span text:style-name="T13">contract </text:span>information such as current player contracts, <text:span text:style-name="T13">amount, duration, cap space utilized. </text:span></text:p>
      <text:p text:style-name="P1"/>
      <text:p text:style-name="P20">On Court Data will include <text:span text:style-name="T8">Some columns of the data set are normalized to the year of or before the contract was signed includes contract_dollar / cap, position, age, years in league, playoff minutes, weight, points/36, assists/36, rebounds/36 steals/36, turnovers/36, FG%, 3PT%, FT%, minutes played, team, usage rate, true shooting percentage, technical foul, flagrant 1, flagrant 2, Wins above replacement, PER, injuries. </text:span>This data will be acquired from NBA.com and other basketball statistic reference sites.</text:p>
      <text:p text:style-name="P20"/>
      <text:p text:style-name="P20">Off court data will include discussion of the player’s locker room presence in media (ESPN, Bleacher Report), social media mentions by team mates, jersey sales, shoe sales and player extracurricular activities and endorsements.</text:p>
      <text:p text:style-name="P10"/>
      <text:p text:style-name="P10"/>
      <text:p text:style-name="P10"/>
      <text:p text:style-name="P10"/>
      <text:p text:style-name="P10"/>
      <text:p text:style-name="P5"><text:soft-page-break/>Approach</text:p>
      <text:p text:style-name="P7">I will use supervised learning with <text:span text:style-name="T14">total </text:span>player contract value <text:span text:style-name="T14">and on-court data on the year the contract was signed to determine the on-court features and their values. </text:span></text:p>
      <text:p text:style-name="P5"/>
      <text:p text:style-name="P8">I will try to calculate player off-court value to the team by calculating some form of popularity metric. I will look at overpaid players and see if the reason they are overpaid was due to this off-court value. It will likely involve some form of unsupervised K-means clustering.</text:p>
      <text:p text:style-name="P5"/>
      <text:p text:style-name="P6">Deliverable<text:span text:style-name="T16">s</text:span></text:p>
      <text:p text:style-name="P8">Ipython Notebooks and code to calculate a hypothetical players value given certain features. A stretch goal will be to grab real time player data and update <text:span text:style-name="T15">their value and state if they are overpaid and underpaid. </text:span></text:p>
      <text:p text:style-name="P8"/>
      <text:p text:style-name="P9">Paper further defining Data gathering, wrangling, EDA, Statistical analysis, machine learning and conclusions. </text:p>
      <text:p text:style-name="P9"/>
      <text:p text:style-name="P9">2-3 slide power point presentation to be given to NBA teams data analysis gro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4:49:39.314000000</meta:creation-date>
    <dc:date>2017-10-25T16:31:15.414000000</dc:date>
    <meta:editing-duration>PT8H37M43S</meta:editing-duration>
    <meta:editing-cycles>70</meta:editing-cycles>
    <meta:generator>LibreOffice/5.3.6.1$Windows_X86_64 LibreOffice_project/686f202eff87ef707079aeb7f485847613344eb7</meta:generator>
    <meta:document-statistic meta:table-count="0" meta:image-count="0" meta:object-count="0" meta:page-count="3" meta:paragraph-count="34" meta:word-count="936" meta:character-count="5689" meta:non-whitespace-character-count="4769"/>
  </office:meta>
</office:document-meta>
</file>